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55308d"/>
    </style:style>
    <style:style style:name="ce2" style:family="table-cell" style:parent-style-name="Default">
      <style:table-cell-properties fo:background-color="#dedce6"/>
    </style:style>
    <style:style style:name="ce3" style:family="table-cell" style:parent-style-name="Default" style:data-style-name="N104">
      <style:table-cell-properties fo:background-color="#55308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"/>
        <table:table-column table:style-name="co6" table:default-cell-style-name="ce4"/>
        <table:table-column table:style-name="co5" table:number-columns-repeated="2" table:default-cell-style-name="ce4"/>
        <table:table-row table:style-name="ro1">
          <table:table-cell/>
          <table:table-cell table:style-name="ce1" office:value-type="string" calcext:value-type="string">
            <text:p>initial Bet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Round</text:p>
          </table:table-cell>
          <table:table-cell/>
          <table:table-cell table:style-name="ce3" office:value-type="string" calcext:value-type="string">
            <text:p>Round Bet</text:p>
          </table:table-cell>
          <table:table-cell table:style-name="ce3" office:value-type="string" calcext:value-type="string">
            <text:p>Total Bet</text:p>
          </table:table-cell>
          <table:table-cell/>
          <table:table-cell table:style-name="ce3" office:value-type="string" calcext:value-type="string">
            <text:p>Total Won</text:p>
          </table:table-cell>
          <table:table-cell table:style-name="ce3" office:value-type="string" calcext:value-type="string">
            <text:p>Profit</text:p>
          </table:table-cell>
        </table:table-row>
        <table:table-row table:style-name="ro1">
          <table:table-cell/>
          <table:table-cell table:style-name="ce1" office:value-type="string" calcext:value-type="string">
            <text:p>Odd</text:p>
          </table:table-cell>
          <table:table-cell table:style-name="ce2" office:value-type="float" office:value="1.8" calcext:value-type="float">
            <text:p>1,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verage</text:p>
          </table:table-cell>
          <table:table-cell table:style-name="ce2" office:value-type="float" office:value="1.3" calcext:value-type="float">
            <text:p>1,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5" table:formula="of:=[.C1]" office:value-type="currency" office:currency="BRL" office:value="5" calcext:value-type="currency">
            <text:p>R$ 5,00</text:p>
          </table:table-cell>
          <table:table-cell table:style-name="ce5" table:formula="of:=[.H2]+[.G3]" office:value-type="currency" office:currency="BRL" office:value="5" calcext:value-type="currency">
            <text:p>R$ 5,00</text:p>
          </table:table-cell>
          <table:table-cell/>
          <table:table-cell table:style-name="ce5" table:formula="of:=[.G3]*[.$C$2]" office:value-type="currency" office:currency="BRL" office:value="9" calcext:value-type="currency">
            <text:p>R$ 9,00</text:p>
          </table:table-cell>
          <table:table-cell table:style-name="ce5" table:formula="of:=[.J3]-[.H3]" office:value-type="currency" office:currency="BRL" office:value="4" calcext:value-type="currency">
            <text:p>R$ 4,00</text:p>
          </table:table-cell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/>
          <table:table-cell table:style-name="ce5" table:formula="of:=[.H3]*[.$C$3]" office:value-type="currency" office:currency="BRL" office:value="6.5" calcext:value-type="currency">
            <text:p>R$ 6,50</text:p>
          </table:table-cell>
          <table:table-cell table:style-name="ce5" table:formula="of:=[.H3]+[.G4]" office:value-type="currency" office:currency="BRL" office:value="11.5" calcext:value-type="currency">
            <text:p>R$ 11,50</text:p>
          </table:table-cell>
          <table:table-cell/>
          <table:table-cell table:style-name="ce5" table:formula="of:=[.G4]*[.$C$2]" office:value-type="currency" office:currency="BRL" office:value="11.7" calcext:value-type="currency">
            <text:p>R$ 11,70</text:p>
          </table:table-cell>
          <table:table-cell table:style-name="ce5" table:formula="of:=[.J4]-[.H4]" office:value-type="currency" office:currency="BRL" office:value="0.200000000000001" calcext:value-type="currency">
            <text:p>R$ 0,20</text:p>
          </table:table-cell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5" table:formula="of:=[.H4]*[.$C$3]" office:value-type="currency" office:currency="BRL" office:value="14.95" calcext:value-type="currency">
            <text:p>R$ 14,95</text:p>
          </table:table-cell>
          <table:table-cell table:style-name="ce5" table:formula="of:=[.H4]+[.G5]" office:value-type="currency" office:currency="BRL" office:value="26.45" calcext:value-type="currency">
            <text:p>R$ 26,45</text:p>
          </table:table-cell>
          <table:table-cell/>
          <table:table-cell table:style-name="ce5" table:formula="of:=[.G5]*[.$C$2]" office:value-type="currency" office:currency="BRL" office:value="26.91" calcext:value-type="currency">
            <text:p>R$ 26,91</text:p>
          </table:table-cell>
          <table:table-cell table:style-name="ce5" table:formula="of:=[.J5]-[.H5]" office:value-type="currency" office:currency="BRL" office:value="0.460000000000001" calcext:value-type="currency">
            <text:p>R$ 0,46</text:p>
          </table:table-cell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5" table:formula="of:=[.H5]*[.$C$3]" office:value-type="currency" office:currency="BRL" office:value="34.385" calcext:value-type="currency">
            <text:p>R$ 34,39</text:p>
          </table:table-cell>
          <table:table-cell table:style-name="ce5" table:formula="of:=[.H5]+[.G6]" office:value-type="currency" office:currency="BRL" office:value="60.835" calcext:value-type="currency">
            <text:p>R$ 60,84</text:p>
          </table:table-cell>
          <table:table-cell/>
          <table:table-cell table:style-name="ce5" table:formula="of:=[.G6]*[.$C$2]" office:value-type="currency" office:currency="BRL" office:value="61.893" calcext:value-type="currency">
            <text:p>R$ 61,89</text:p>
          </table:table-cell>
          <table:table-cell table:style-name="ce5" table:formula="of:=[.J6]-[.H6]" office:value-type="currency" office:currency="BRL" office:value="1.058" calcext:value-type="currency">
            <text:p>R$ 1,06</text:p>
          </table:table-cell>
        </table:table-row>
        <table:table-row table:style-name="ro1">
          <table:table-cell table:number-columns-repeated="4"/>
          <table:table-cell table:style-name="ce2" office:value-type="float" office:value="5" calcext:value-type="float">
            <text:p>5</text:p>
          </table:table-cell>
          <table:table-cell/>
          <table:table-cell table:style-name="ce5" table:formula="of:=[.H6]*[.$C$3]" office:value-type="currency" office:currency="BRL" office:value="79.0855" calcext:value-type="currency">
            <text:p>R$ 79,09</text:p>
          </table:table-cell>
          <table:table-cell table:style-name="ce5" table:formula="of:=[.H6]+[.G7]" office:value-type="currency" office:currency="BRL" office:value="139.9205" calcext:value-type="currency">
            <text:p>R$ 139,92</text:p>
          </table:table-cell>
          <table:table-cell/>
          <table:table-cell table:style-name="ce5" table:formula="of:=[.G7]*[.$C$2]" office:value-type="currency" office:currency="BRL" office:value="142.3539" calcext:value-type="currency">
            <text:p>R$ 142,35</text:p>
          </table:table-cell>
          <table:table-cell table:style-name="ce5" table:formula="of:=[.J7]-[.H7]" office:value-type="currency" office:currency="BRL" office:value="2.43340000000001" calcext:value-type="currency">
            <text:p>R$ 2,43</text:p>
          </table:table-cell>
        </table:table-row>
        <table:table-row table:style-name="ro1">
          <table:table-cell table:number-columns-repeated="4"/>
          <table:table-cell table:style-name="ce2" office:value-type="float" office:value="6" calcext:value-type="float">
            <text:p>6</text:p>
          </table:table-cell>
          <table:table-cell/>
          <table:table-cell table:style-name="ce5" table:formula="of:=[.H7]*[.$C$3]" office:value-type="currency" office:currency="BRL" office:value="181.89665" calcext:value-type="currency">
            <text:p>R$ 181,90</text:p>
          </table:table-cell>
          <table:table-cell table:style-name="ce5" table:formula="of:=[.H7]+[.G8]" office:value-type="currency" office:currency="BRL" office:value="321.81715" calcext:value-type="currency">
            <text:p>R$ 321,82</text:p>
          </table:table-cell>
          <table:table-cell/>
          <table:table-cell table:style-name="ce5" table:formula="of:=[.G8]*[.$C$2]" office:value-type="currency" office:currency="BRL" office:value="327.41397" calcext:value-type="currency">
            <text:p>R$ 327,41</text:p>
          </table:table-cell>
          <table:table-cell table:style-name="ce5" table:formula="of:=[.J8]-[.H8]" office:value-type="currency" office:currency="BRL" office:value="5.59682000000004" calcext:value-type="currency">
            <text:p>R$ 5,60</text:p>
          </table:table-cell>
        </table:table-row>
        <table:table-row table:style-name="ro1">
          <table:table-cell table:number-columns-repeated="4"/>
          <table:table-cell table:style-name="ce2" office:value-type="float" office:value="7" calcext:value-type="float">
            <text:p>7</text:p>
          </table:table-cell>
          <table:table-cell/>
          <table:table-cell table:style-name="ce5" table:formula="of:=[.H8]*[.$C$3]" office:value-type="currency" office:currency="BRL" office:value="418.362295" calcext:value-type="currency">
            <text:p>R$ 418,36</text:p>
          </table:table-cell>
          <table:table-cell table:style-name="ce5" table:formula="of:=[.H8]+[.G9]" office:value-type="currency" office:currency="BRL" office:value="740.179445" calcext:value-type="currency">
            <text:p>R$ 740,18</text:p>
          </table:table-cell>
          <table:table-cell/>
          <table:table-cell table:style-name="ce5" table:formula="of:=[.G9]*[.$C$2]" office:value-type="currency" office:currency="BRL" office:value="753.052131" calcext:value-type="currency">
            <text:p>R$ 753,05</text:p>
          </table:table-cell>
          <table:table-cell table:style-name="ce5" table:formula="of:=[.J9]-[.H9]" office:value-type="currency" office:currency="BRL" office:value="12.872686" calcext:value-type="currency">
            <text:p>R$ 12,87</text:p>
          </table:table-cell>
        </table:table-row>
        <table:table-row table:style-name="ro1">
          <table:table-cell table:number-columns-repeated="4"/>
          <table:table-cell table:style-name="ce2" office:value-type="float" office:value="8" calcext:value-type="float">
            <text:p>8</text:p>
          </table:table-cell>
          <table:table-cell/>
          <table:table-cell table:style-name="ce5" table:formula="of:=[.H9]*[.$C$3]" office:value-type="currency" office:currency="BRL" office:value="962.2332785" calcext:value-type="currency">
            <text:p>R$ 962,23</text:p>
          </table:table-cell>
          <table:table-cell table:style-name="ce5" table:formula="of:=[.H9]+[.G10]" office:value-type="currency" office:currency="BRL" office:value="1702.4127235" calcext:value-type="currency">
            <text:p>R$ 1.702,41</text:p>
          </table:table-cell>
          <table:table-cell/>
          <table:table-cell table:style-name="ce5" table:formula="of:=[.G10]*[.$C$2]" office:value-type="currency" office:currency="BRL" office:value="1732.0199013" calcext:value-type="currency">
            <text:p>R$ 1.732,02</text:p>
          </table:table-cell>
          <table:table-cell table:style-name="ce5" table:formula="of:=[.J10]-[.H10]" office:value-type="currency" office:currency="BRL" office:value="29.6071778" calcext:value-type="currency">
            <text:p>R$ 29,61</text:p>
          </table:table-cell>
        </table:table-row>
        <table:table-row table:style-name="ro1">
          <table:table-cell table:number-columns-repeated="4"/>
          <table:table-cell table:style-name="ce2" office:value-type="float" office:value="9" calcext:value-type="float">
            <text:p>9</text:p>
          </table:table-cell>
          <table:table-cell/>
          <table:table-cell table:style-name="ce5" table:formula="of:=[.H10]*[.$C$3]" office:value-type="currency" office:currency="BRL" office:value="2213.13654055" calcext:value-type="currency">
            <text:p>R$ 2.213,14</text:p>
          </table:table-cell>
          <table:table-cell table:style-name="ce5" table:formula="of:=[.H10]+[.G11]" office:value-type="currency" office:currency="BRL" office:value="3915.54926405" calcext:value-type="currency">
            <text:p>R$ 3.915,55</text:p>
          </table:table-cell>
          <table:table-cell/>
          <table:table-cell table:style-name="ce5" table:formula="of:=[.G11]*[.$C$2]" office:value-type="currency" office:currency="BRL" office:value="3983.64577299" calcext:value-type="currency">
            <text:p>R$ 3.983,65</text:p>
          </table:table-cell>
          <table:table-cell table:style-name="ce5" table:formula="of:=[.J11]-[.H11]" office:value-type="currency" office:currency="BRL" office:value="68.0965089400006" calcext:value-type="currency">
            <text:p>R$ 68,10</text:p>
          </table:table-cell>
        </table:table-row>
        <table:table-row table:style-name="ro1">
          <table:table-cell table:number-columns-repeated="4"/>
          <table:table-cell table:style-name="ce2" office:value-type="float" office:value="10" calcext:value-type="float">
            <text:p>10</text:p>
          </table:table-cell>
          <table:table-cell/>
          <table:table-cell table:style-name="ce5" table:formula="of:=[.H11]*[.$C$3]" office:value-type="currency" office:currency="BRL" office:value="5090.214043265" calcext:value-type="currency">
            <text:p>R$ 5.090,21</text:p>
          </table:table-cell>
          <table:table-cell table:style-name="ce5" table:formula="of:=[.H11]+[.G12]" office:value-type="currency" office:currency="BRL" office:value="9005.763307315" calcext:value-type="currency">
            <text:p>R$ 9.005,76</text:p>
          </table:table-cell>
          <table:table-cell/>
          <table:table-cell table:style-name="ce5" table:formula="of:=[.G12]*[.$C$2]" office:value-type="currency" office:currency="BRL" office:value="9162.385277877" calcext:value-type="currency">
            <text:p>R$ 9.162,39</text:p>
          </table:table-cell>
          <table:table-cell table:style-name="ce5" table:formula="of:=[.J12]-[.H12]" office:value-type="currency" office:currency="BRL" office:value="156.621970562001" calcext:value-type="currency">
            <text:p>R$ 156,62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7:22:17.650917506</meta:creation-date>
    <dc:date>2024-10-28T17:44:55.874349626</dc:date>
    <meta:editing-duration>PT12M10S</meta:editing-duration>
    <meta:editing-cycles>6</meta:editing-cycles>
    <meta:generator>LibreOffice/24.2.6.2$Linux_X86_64 LibreOffice_project/420$Build-2</meta:generator>
    <meta:document-statistic meta:table-count="1" meta:cell-count="61" meta:object-count="0"/>
  </office:meta>
</office:document-meta>
</file>